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Projekt sieci komputerowe - Scrabble multiplayer</text:h>
      <text:p text:style-name="Text_20_body"/>
      <text:p text:style-name="Text_20_body">Próba ponownego połączenia z serwerem! bez tworzenia nowego klien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02T20:24:42.91</meta:creation-date>
    <dc:date>2016-03-18T19:32:36.14</dc:date>
    <meta:editing-duration>PT4M5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1" meta:paragraph-count="2" meta:word-count="15" meta:character-count="115"/>
  </office:meta>
</office:document-meta>
</file>